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326.86pt" svg:y="2.83pt">
            <draw:object draw:notify-on-update-of-ranges="Sheet1.B1:Sheet1.B1 Sheet1.B2:Sheet1.B41 Sheet1.C1:Sheet1.C1 Sheet1.C2:Sheet1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Gestation (days)</text:p>
          </table:table-cell>
          <table:table-cell table:style-name="ce1" office:value-type="string" calcext:value-type="string">
            <text:p>Longevity (year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boon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, Black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, Grizzly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, Polar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ver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ffalo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mel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t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mpanze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pmunk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w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er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g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key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phant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k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x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raffe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at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illa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uinea pig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ppopotamus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41" calcext:value-type="float">
            <text:p>41</text:p>
          </table:table-cell>
          <table:table-cell table:formula="of:=PEARSON([.B2:.B41];[.C2:.C41])" office:value-type="float" office:value="0.589312693932575" calcext:value-type="float">
            <text:p>0.5893126939325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rse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0" calcext:value-type="float">
            <text:p>20</text:p>
          </table:table-cell>
          <table:table-cell table:formula="of:=[.D23]^2" office:value-type="float" office:value="0.347289451230069" calcext:value-type="float">
            <text:p>0.3472894512300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angaroo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pard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on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key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os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us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ossu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g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ma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bbit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inoceros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 lion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ep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quirrel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ger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bra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 style:data-style-name="N2" text:time-value="22:19:14.481091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7-12-29T22:32:55.323301404</dc:date>
    <dc:creator>Sudaraka Wijesinghe</dc:creator>
    <meta:editing-duration>PT3M29S</meta:editing-duration>
    <meta:editing-cycles>1</meta:editing-cycles>
    <meta:document-statistic meta:table-count="1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9cm" svg:y="4.201cm" style:legend-expansion="high" chart:style-name="ch2"/>
        <chart:plot-area chart:style-name="ch3" table:cell-range-address="Sheet1.B1:Sheet1.C41" chart:data-source-has-labels="row" svg:x="0.32cm" svg:y="0.18cm" svg:width="11.589cm" svg:height="8.64cm">
          <chartooo:coordinate-region svg:x="0.994cm" svg:y="0.379cm" svg:width="10.5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1" chart:label-cell-address="Sheet1.C1:Sheet1.C1" chart:class="chart:scatter">
            <chart:domain table:cell-range-address="Sheet1.B2:Sheet1.B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ngevity (year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7">
                <text:p>187</text:p>
                <draw:g>
                  <svg:desc>Sheet1.B2:Sheet1.B41</svg:desc>
                </draw:g>
              </table:table-cell>
              <table:table-cell office:value-type="float" office:value="20">
                <text:p>20</text:p>
                <draw:g>
                  <svg:desc>Sheet1.C2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">
                <text:p>2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">
                <text:p>2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">
                <text:p>2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6">
                <text:p>4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">
                <text:p>2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">
                <text:p>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5">
                <text:p>3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5">
                <text:p>6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7">
                <text:p>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">
                <text:p>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8">
                <text:p>2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8">
                <text:p>2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0">
                <text:p>4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">
                <text:p>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5">
                <text:p>36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